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ieldPart.isGenerated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Part.write( StringBuffer sb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Part.addChild( Part 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FieldPart.write( StringBuffer sb , Map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ancedMessageFormat.format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vancedMessageFormat.parseField( String fiel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site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ancedMessageFormat.format( Map params , StringBuffe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ancedMessageFormat.parsePattern( CharSequence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Part.CompositePart( List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vancedMessageFormat.getFunction( String func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Part.isGenerated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Part.newS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Part.isGenerated( Map param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unctionPart.FunctionPart( String func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vancedMessageFormat.parseInnerPattern( CharSequence pattern , CompositePart parent , StringBuffer sb , int star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Function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ancedMessageFormat.AdvancedMessageFormat( CharSequence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ancedMessageFormat.unescapeComma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ancedMessageFormat.formatObject( Object obj , StringBuffer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unctionPart.isGenerated(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ctionPart.write( StringBuffer sb , 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ieldPar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Part.TextPar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Part.write( StringBuffer sb , Map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FieldPart.SimpleFieldPart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Part.CompositePart( boolean condi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